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429in"/>
    </style:style>
    <style:style style:name="co2" style:family="table-column">
      <style:table-column-properties fo:break-before="auto" style:column-width="3.2563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6346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1.8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ctCategory_and_dataCategory" table:style-name="ta1">
        <table:shapes>
          <draw:frame draw:z-index="0" draw:style-name="gr1" draw:text-style-name="P1" svg:width="6.2988in" svg:height="3.5429in" svg:x="2.2079in" svg:y="5.8016in">
            <draw:object draw:notify-on-update-of-ranges="actCategory_and_dataCategory.C3:actCategory_and_dataCategory.I3 actCategory_and_dataCategory.C32:actCategory_and_dataCategory.I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1035in" svg:y="5.7594in">
            <draw:object draw:notify-on-update-of-ranges="actCategory_and_dataCategory.B4:actCategory_and_dataCategory.B30 actCategory_and_dataCategory.K4:actCategory_and_dataCategory.K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2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Data Category</text:p>
          </table:table-cell>
          <table:covered-table-cell table:number-columns-repeated="8"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Meteorology</text:p>
          </table:table-cell>
          <table:table-cell table:style-name="ce3" office:value-type="string" calcext:value-type="string">
            <text:p>Aeronautical Information</text:p>
          </table:table-cell>
          <table:table-cell table:style-name="ce2" office:value-type="string" calcext:value-type="string">
            <text:p>Flight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urveillanc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Capacity Demand and Flow</text:p>
          </table:table-cell>
          <table:table-cell office:value-type="string" calcext:value-type="string">
            <text:p>Total</text:p>
          </table:table-cell>
          <table:table-cell table:style-name="ce2" office:value-type="string" calcext:value-type="string">
            <text:p>%Tot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7">
            <text:p>Act Category</text:p>
          </table:table-cell>
          <table:table-cell office:value-type="string" calcext:value-type="string">
            <text:p>Meteorological Informatio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642201834862" calcext:value-type="float">
            <text:p>0.0642201835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Trajectory Managemen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38532110092" calcext:value-type="float">
            <text:p>0.023853211</text:p>
          </table:table-cell>
        </table:table-row>
        <table:table-row table:style-name="ro1">
          <table:covered-table-cell/>
          <table:table-cell office:value-type="string" calcext:value-type="string">
            <text:p>Airspace And Surface Structure Allocati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440366972477" calcext:value-type="float">
            <text:p>0.0440366972</text:p>
          </table:table-cell>
        </table:table-row>
        <table:table-row table:style-name="ro1">
          <table:covered-table-cell/>
          <table:table-cell office:value-type="string" calcext:value-type="string">
            <text:p>MET Information Managemen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0899082568807" calcext:value-type="float">
            <text:p>0.0899082569</text:p>
          </table:table-cell>
        </table:table-row>
        <table:table-row table:style-name="ro1">
          <table:covered-table-cell/>
          <table:table-cell office:value-type="string" calcext:value-type="string">
            <text:p>Airport Managemen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880733944954" calcext:value-type="float">
            <text:p>0.0880733945</text:p>
          </table:table-cell>
        </table:table-row>
        <table:table-row table:style-name="ro1">
          <table:covered-table-cell/>
          <table:table-cell office:value-type="string" calcext:value-type="string">
            <text:p>Shared Information Service Manageme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385321100917" calcext:value-type="float">
            <text:p>0.0385321101</text:p>
          </table:table-cell>
        </table:table-row>
        <table:table-row table:style-name="ro1">
          <table:covered-table-cell/>
          <table:table-cell office:value-type="string" calcext:value-type="string">
            <text:p>Demand And Capacity Balanc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440366972477" calcext:value-type="float">
            <text:p>0.0440366972</text:p>
          </table:table-cell>
        </table:table-row>
        <table:table-row table:style-name="ro1">
          <table:covered-table-cell/>
          <table:table-cell office:value-type="string" calcext:value-type="string">
            <text:p>Traffic Synchronis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5137614679" calcext:value-type="float">
            <text:p>0.0165137615</text:p>
          </table:table-cell>
        </table:table-row>
        <table:table-row table:style-name="ro1">
          <table:covered-table-cell/>
          <table:table-cell office:value-type="string" calcext:value-type="string">
            <text:p>Separation Provi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covered-table-cell/>
          <table:table-cell office:value-type="string" calcext:value-type="string">
            <text:p>Trajectory Plannin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Traffic Sequenc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TM Information Management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style-name="ce6" office:value-type="float" office:value="0.097247706422" calcext:value-type="float">
            <text:p>0.0972477064</text:p>
          </table:table-cell>
        </table:table-row>
        <table:table-row table:style-name="ro1">
          <table:covered-table-cell/>
          <table:table-cell office:value-type="string" calcext:value-type="string">
            <text:p>Airspace Acc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46788990826" calcext:value-type="float">
            <text:p>0.0146788991</text:p>
          </table:table-cell>
        </table:table-row>
        <table:table-row table:style-name="ro1">
          <table:covered-table-cell/>
          <table:table-cell office:value-type="string" calcext:value-type="string">
            <text:p>Flight Information Manag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0660550458716" calcext:value-type="float">
            <text:p>0.0660550459</text:p>
          </table:table-cell>
        </table:table-row>
        <table:table-row table:style-name="ro1">
          <table:covered-table-cell/>
          <table:table-cell office:value-type="string" calcext:value-type="string">
            <text:p>Airport CD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50458715596" calcext:value-type="float">
            <text:p>0.0550458716</text:p>
          </table:table-cell>
        </table:table-row>
        <table:table-row table:style-name="ro1">
          <table:covered-table-cell/>
          <table:table-cell office:value-type="string" calcext:value-type="string">
            <text:p>Surveillance Infrastruc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385321100917" calcext:value-type="float">
            <text:p>0.0385321101</text:p>
          </table:table-cell>
        </table:table-row>
        <table:table-row table:style-name="ro1">
          <table:covered-table-cell/>
          <table:table-cell office:value-type="string" calcext:value-type="string">
            <text:p>Trajectory Execution And Conformance Monito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733944954128" calcext:value-type="float">
            <text:p>0.0073394495</text:p>
          </table:table-cell>
        </table:table-row>
        <table:table-row table:style-name="ro1">
          <table:covered-table-cell/>
          <table:table-cell office:value-type="string" calcext:value-type="string">
            <text:p>Airspace <text:s/>And Surface Structure <text:s/>Desig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403669724771" calcext:value-type="float">
            <text:p>0.0403669725</text:p>
          </table:table-cell>
        </table:table-row>
        <table:table-row table:style-name="ro1">
          <table:covered-table-cell/>
          <table:table-cell office:value-type="string" calcext:value-type="string">
            <text:p>Aeronautical Information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550458715596" calcext:value-type="float">
            <text:p>0.0550458716</text:p>
          </table:table-cell>
        </table:table-row>
        <table:table-row table:style-name="ro1">
          <table:covered-table-cell/>
          <table:table-cell office:value-type="string" calcext:value-type="string">
            <text:p>Conflict Managemen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38532110092" calcext:value-type="float">
            <text:p>0.023853211</text:p>
          </table:table-cell>
        </table:table-row>
        <table:table-row table:style-name="ro1">
          <table:covered-table-cell/>
          <table:table-cell office:value-type="string" calcext:value-type="string">
            <text:p>ATM Network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Route Desig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CNS Infrastru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83486238532" calcext:value-type="float">
            <text:p>0.0183486239</text:p>
          </table:table-cell>
        </table:table-row>
        <table:table-row table:style-name="ro1">
          <table:covered-table-cell/>
          <table:table-cell office:value-type="string" calcext:value-type="string">
            <text:p>Navigtion Infrastru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46788990826" calcext:value-type="float">
            <text:p>0.0146788991</text:p>
          </table:table-cell>
        </table:table-row>
        <table:table-row table:style-name="ro1">
          <table:covered-table-cell/>
          <table:table-cell office:value-type="string" calcext:value-type="string">
            <text:p>Route Assignment And Guid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550458715596" calcext:value-type="float">
            <text:p>0.0055045872</text:p>
          </table:table-cell>
        </table:table-row>
        <table:table-row table:style-name="ro1">
          <table:covered-table-cell/>
          <table:table-cell office:value-type="string" calcext:value-type="string">
            <text:p>Communication Infrastruc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5137614679" calcext:value-type="float">
            <text:p>0.0165137615</text:p>
          </table:table-cell>
        </table:table-row>
        <table:table-row table:style-name="ro1">
          <table:covered-table-cell/>
          <table:table-cell office:value-type="string" calcext:value-type="string">
            <text:p>Collision Avoid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Total</text:p>
          </table:table-cell>
          <table:table-cell table:style-name="ce6" office:value-type="float" office:value="0.122823098075" calcext:value-type="float">
            <text:p>0.1228230981</text:p>
          </table:table-cell>
          <table:table-cell office:value-type="float" office:value="0.0916590284143" calcext:value-type="float">
            <text:p>0.0916590284</text:p>
          </table:table-cell>
          <table:table-cell office:value-type="float" office:value="0.0971585701192" calcext:value-type="float">
            <text:p>0.0971585701</text:p>
          </table:table-cell>
          <table:table-cell office:value-type="float" office:value="0.0329972502291" calcext:value-type="float">
            <text:p>0.0329972502</text:p>
          </table:table-cell>
          <table:table-cell office:value-type="float" office:value="0.038496791934" calcext:value-type="float">
            <text:p>0.0384967919</text:p>
          </table:table-cell>
          <table:table-cell office:value-type="float" office:value="0.0623281393217" calcext:value-type="float">
            <text:p>0.0623281393</text:p>
          </table:table-cell>
          <table:table-cell office:value-type="float" office:value="0.0540788267644" calcext:value-type="float">
            <text:p>0.05407882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33:35.397947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08:37:05.794644221</dc:date>
    <dc:creator>Jeferson Souza</dc:creator>
    <meta:editing-duration>PT7M15S</meta:editing-duration>
    <meta:editing-cycles>3</meta:editing-cycles>
    <meta:generator>LibreOffice/4.3.3.2$Linux_X86_64 LibreOffice_project/430m0$Build-2</meta:generator>
    <meta:document-statistic meta:table-count="1" meta:cell-count="2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038cm" svg:y="2.707cm" style:legend-expansion="high" chart:style-name="ch2"/>
        <chart:plot-area chart:style-name="ch3" table:cell-range-address="actCategory_and_dataCategory.C3:actCategory_and_dataCategory.I3 actCategory_and_dataCategory.C32:actCategory_and_dataCategory.I32" chart:data-source-has-labels="row" svg:x="0.32cm" svg:y="0.18cm" svg:width="10.398cm" svg:height="8.64cm">
          <chartooo:coordinate-region svg:x="1.199cm" svg:y="0.18cm" svg:width="8.64cm" svg:height="8.64cm"/>
          <chart:axis chart:dimension="x" chart:name="primary-x" chart:style-name="ch4" chartooo:axis-type="auto">
            <chartooo:date-scale/>
            <chart:categories table:cell-range-address="actCategory_and_dataCategory.C3:actCategory_and_dataCategory.I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actCategory_and_dataCategory.C32:actCategory_and_dataCategory.I3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y</text:p>
                <draw:g>
                  <svg:desc>actCategory_and_dataCategory.C3:actCategory_and_dataCategory.I3</svg:desc>
                </draw:g>
              </table:table-cell>
              <table:table-cell office:value-type="string">
                <text:p>Aeronautical Information</text:p>
              </table:table-cell>
              <table:table-cell office:value-type="string">
                <text:p>Flight</text:p>
              </table:table-cell>
              <table:table-cell office:value-type="string">
                <text:p>Other</text:p>
              </table:table-cell>
              <table:table-cell office:value-type="string">
                <text:p>Surveillance</text:p>
              </table:table-cell>
              <table:table-cell office:value-type="string">
                <text:p>Environment</text:p>
              </table:table-cell>
              <table:table-cell office:value-type="string">
                <text:p>Capacity Demand and Flow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122823098075">
                <text:p>0.122823098075</text:p>
                <draw:g>
                  <svg:desc>actCategory_and_dataCategory.C32:actCategory_and_dataCategory.I32</svg:desc>
                </draw:g>
              </table:table-cell>
              <table:table-cell office:value-type="float" office:value="0.0916590284143">
                <text:p>0.0916590284143</text:p>
              </table:table-cell>
              <table:table-cell office:value-type="float" office:value="0.0971585701192">
                <text:p>0.0971585701192</text:p>
              </table:table-cell>
              <table:table-cell office:value-type="float" office:value="0.0329972502291">
                <text:p>0.0329972502291</text:p>
              </table:table-cell>
              <table:table-cell office:value-type="float" office:value="0.038496791934">
                <text:p>0.038496791934</text:p>
              </table:table-cell>
              <table:table-cell office:value-type="float" office:value="0.0623281393217">
                <text:p>0.0623281393217</text:p>
              </table:table-cell>
              <table:table-cell office:value-type="float" office:value="0.0540788267644">
                <text:p>0.0540788267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actCategory_and_dataCategory.B4:actCategory_and_dataCategory.B30 actCategory_and_dataCategory.K4:actCategory_and_dataCategory.K30" chart:data-source-has-labels="column" svg:x="0.32cm" svg:y="0.18cm" svg:width="13.097cm" svg:height="8.64cm">
          <chartooo:coordinate-region svg:x="6.24cm" svg:y="0.185cm" svg:width="6.845cm" svg:height="4.657cm"/>
          <chart:axis chart:dimension="x" chart:name="primary-x" chart:style-name="ch4" chartooo:axis-type="auto">
            <chartooo:date-scale/>
            <chart:categories table:cell-range-address="actCategory_and_dataCategory.B4:actCategory_and_dataCategory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Category.K4:actCategory_and_dataCategory.K30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Meteorological Information</text:p>
                <draw:g>
                  <svg:desc>actCategory_and_dataCategory.B4:actCategory_and_dataCategory.B30</svg:desc>
                </draw:g>
              </table:table-cell>
              <table:table-cell office:value-type="float" office:value="0.0642201834862">
                <text:p>0.0642201834862</text:p>
                <draw:g>
                  <svg:desc>actCategory_and_dataCategory.K4:actCategory_and_dataCategory.K30</svg:desc>
                </draw:g>
              </table:table-cell>
            </table:table-row>
            <table:table-row>
              <table:table-cell office:value-type="string">
                <text:p>Trajectory Management</text:p>
              </table:table-cell>
              <table:table-cell office:value-type="float" office:value="0.0238532110092">
                <text:p>0.0238532110092</text:p>
              </table:table-cell>
            </table:table-row>
            <table:table-row>
              <table:table-cell office:value-type="string">
                <text:p>Airspace And Surface Structure Allocation</text:p>
              </table:table-cell>
              <table:table-cell office:value-type="float" office:value="0.0440366972477">
                <text:p>0.0440366972477</text:p>
              </table:table-cell>
            </table:table-row>
            <table:table-row>
              <table:table-cell office:value-type="string">
                <text:p>MET Information Management</text:p>
              </table:table-cell>
              <table:table-cell office:value-type="float" office:value="0.0899082568807">
                <text:p>0.0899082568807</text:p>
              </table:table-cell>
            </table:table-row>
            <table:table-row>
              <table:table-cell office:value-type="string">
                <text:p>Airport Management</text:p>
              </table:table-cell>
              <table:table-cell office:value-type="float" office:value="0.0880733944954">
                <text:p>0.0880733944954</text:p>
              </table:table-cell>
            </table:table-row>
            <table:table-row>
              <table:table-cell office:value-type="string">
                <text:p>Shared Information Service Management</text:p>
              </table:table-cell>
              <table:table-cell office:value-type="float" office:value="0.0385321100917">
                <text:p>0.0385321100917</text:p>
              </table:table-cell>
            </table:table-row>
            <table:table-row>
              <table:table-cell office:value-type="string">
                <text:p>Demand And Capacity Balancing</text:p>
              </table:table-cell>
              <table:table-cell office:value-type="float" office:value="0.0440366972477">
                <text:p>0.0440366972477</text:p>
              </table:table-cell>
            </table:table-row>
            <table:table-row>
              <table:table-cell office:value-type="string">
                <text:p>Traffic Synchronisation</text:p>
              </table:table-cell>
              <table:table-cell office:value-type="float" office:value="0.0165137614679">
                <text:p>0.0165137614679</text:p>
              </table:table-cell>
            </table:table-row>
            <table:table-row>
              <table:table-cell office:value-type="string">
                <text:p>Separation Provision</text:p>
              </table:table-cell>
              <table:table-cell office:value-type="float" office:value="0.0128440366972">
                <text:p>0.0128440366972</text:p>
              </table:table-cell>
            </table:table-row>
            <table:table-row>
              <table:table-cell office:value-type="string">
                <text:p>Trajectory Planning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Traffic Sequencing</text:p>
              </table:table-cell>
              <table:table-cell office:value-type="float" office:value="0.0128440366972">
                <text:p>0.0128440366972</text:p>
              </table:table-cell>
            </table:table-row>
            <table:table-row>
              <table:table-cell office:value-type="string">
                <text:p>ATM Information Management</text:p>
              </table:table-cell>
              <table:table-cell office:value-type="float" office:value="0.097247706422">
                <text:p>0.097247706422</text:p>
              </table:table-cell>
            </table:table-row>
            <table:table-row>
              <table:table-cell office:value-type="string">
                <text:p>Airspace Access</text:p>
              </table:table-cell>
              <table:table-cell office:value-type="float" office:value="0.0146788990826">
                <text:p>0.0146788990826</text:p>
              </table:table-cell>
            </table:table-row>
            <table:table-row>
              <table:table-cell office:value-type="string">
                <text:p>Flight Information Management</text:p>
              </table:table-cell>
              <table:table-cell office:value-type="float" office:value="0.0660550458716">
                <text:p>0.0660550458716</text:p>
              </table:table-cell>
            </table:table-row>
            <table:table-row>
              <table:table-cell office:value-type="string">
                <text:p>Airport CDM</text:p>
              </table:table-cell>
              <table:table-cell office:value-type="float" office:value="0.0550458715596">
                <text:p>0.0550458715596</text:p>
              </table:table-cell>
            </table:table-row>
            <table:table-row>
              <table:table-cell office:value-type="string">
                <text:p>Surveillance Infrastructure</text:p>
              </table:table-cell>
              <table:table-cell office:value-type="float" office:value="0.0385321100917">
                <text:p>0.0385321100917</text:p>
              </table:table-cell>
            </table:table-row>
            <table:table-row>
              <table:table-cell office:value-type="string">
                <text:p>Trajectory Execution And Conformance Monitoring</text:p>
              </table:table-cell>
              <table:table-cell office:value-type="float" office:value="0.00733944954128">
                <text:p>0.00733944954128</text:p>
              </table:table-cell>
            </table:table-row>
            <table:table-row>
              <table:table-cell office:value-type="string">
                <text:p>Airspace  And Surface Structure  Design</text:p>
              </table:table-cell>
              <table:table-cell office:value-type="float" office:value="0.0403669724771">
                <text:p>0.0403669724771</text:p>
              </table:table-cell>
            </table:table-row>
            <table:table-row>
              <table:table-cell office:value-type="string">
                <text:p>Aeronautical Information Management</text:p>
              </table:table-cell>
              <table:table-cell office:value-type="float" office:value="0.0550458715596">
                <text:p>0.0550458715596</text:p>
              </table:table-cell>
            </table:table-row>
            <table:table-row>
              <table:table-cell office:value-type="string">
                <text:p>Conflict Management</text:p>
              </table:table-cell>
              <table:table-cell office:value-type="float" office:value="0.0238532110092">
                <text:p>0.0238532110092</text:p>
              </table:table-cell>
            </table:table-row>
            <table:table-row>
              <table:table-cell office:value-type="string">
                <text:p>ATM Network Management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Route Design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CNS Infrastructure</text:p>
              </table:table-cell>
              <table:table-cell office:value-type="float" office:value="0.0183486238532">
                <text:p>0.0183486238532</text:p>
              </table:table-cell>
            </table:table-row>
            <table:table-row>
              <table:table-cell office:value-type="string">
                <text:p>Navigtion Infrastructure</text:p>
              </table:table-cell>
              <table:table-cell office:value-type="float" office:value="0.0146788990826">
                <text:p>0.0146788990826</text:p>
              </table:table-cell>
            </table:table-row>
            <table:table-row>
              <table:table-cell office:value-type="string">
                <text:p>Route Assignment And Guidance</text:p>
              </table:table-cell>
              <table:table-cell office:value-type="float" office:value="0.00550458715596">
                <text:p>0.00550458715596</text:p>
              </table:table-cell>
            </table:table-row>
            <table:table-row>
              <table:table-cell office:value-type="string">
                <text:p>Communication Infrastructure</text:p>
              </table:table-cell>
              <table:table-cell office:value-type="float" office:value="0.0165137614679">
                <text:p>0.0165137614679</text:p>
              </table:table-cell>
            </table:table-row>
            <table:table-row>
              <table:table-cell office:value-type="string">
                <text:p>Collision Avoidance</text:p>
              </table:table-cell>
              <table:table-cell office:value-type="float" office:value="0.0128440366972">
                <text:p>0.0128440366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